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3.0535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287in" svg:y="0.7295in">
            <draw:object draw:notify-on-update-of-ranges="Sheet1.A6:Sheet1.A14 Sheet1.B6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3" svg:width="8in" svg:height="5.1665in" svg:x="0in" svg:y="4.8311in">
            <draw:text-box>
              <text:p text:style-name="P2"><text:span text:style-name="T1">1. Does the #pragma omp parallel for directive used in invertImage() divide </text:span><text:span text:style-name="T1">up a loop's iterations the same way as the "chunk-size 1" approach used in </text:span><text:span text:style-name="T1">invertImage2()? Explain your answer.</text:span></text:p>
              <text:p text:style-name="P2"><text:span text:style-name="T1"/></text:p>
              <text:p text:style-name="P2"><text:span text:style-name="T1">Both pragma omp parallel divided the loop’s iterations similarly. The first </text:span><text:span text:style-name="T1">image divided the image per big chunks while the second image divided the </text:span><text:span text:style-name="T1">image per rows/lines. For example with 4 threads, the first divided the image </text:span><text:span text:style-name="T1">into 4 big chunks of blocks while the second divided the image into 4 lines to </text:span><text:span text:style-name="T1">execute, and skipping over n amount of rows, until it reaches the end of the </text:span><text:span text:style-name="T1">lines. </text:span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>2. Does OpenMP's #pragma omp parallel for directive use either of these two </text:span><text:span text:style-name="T1">approaches ("chunk-size 1" vs. "equal-sized chunks") to divide up the loop's </text:span><text:span text:style-name="T1">iterations? Explain your answer.</text:span></text:p>
              <text:p text:style-name="P2"><text:span text:style-name="T1"/></text:p>
              <text:p text:style-name="P2"><text:span text:style-name="T1">The #pragma omp parallel for directive used the 3</text:span><text:span text:style-name="T2">rd</text:span><text:span text:style-name="T1"> approach to divide up </text:span><text:span text:style-name="T1">the loop’s iterations because the image was divided per chunks. The first </text:span><text:span text:style-name="T1">thread calculated how many rows of lines it should execute, so that the next </text:span><text:span text:style-name="T1">thread could start from there. </text:span></text:p>
              <text:p text:style-name="P2"><text:span text:style-name="T1"/></text:p>
              <text:p text:style-name="P2"><text:span text:style-name="T1">3. We have only examined one image processing operation, but on the basis </text:span><text:span text:style-name="T1">of what you have observed, what seems to be the relationship between the </text:span><text:span text:style-name="T1">number of threads used to process an image and the time required to </text:span><text:span text:style-name="T1">complete the image-processing operation?</text:span></text:p>
              <text:p text:style-name="P2"><text:span text:style-name="T1"/></text:p>
              <text:p text:style-name="P2"><text:span text:style-name="T1">As the number of thread increased, the number of time it took to process the </text:span><text:span text:style-name="T1">image decreased. This showed a graph of log(1/n), where n is the number of </text:span><text:span text:style-name="T1">threads. </text:span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</draw:text-box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CS 112 Lab 11: Image Inversion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Ben (bee6), Heon jae (hk238)</text:p>
          </table:table-cell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NumThreads</text:p>
          </table:table-cell>
          <table:table-cell table:style-name="ce2" office:value-type="string" calcext:value-type="string">
            <text:p>Time (sec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835" calcext:value-type="float">
            <text:p>13.483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3343" calcext:value-type="float">
            <text:p>6.8334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168" calcext:value-type="float">
            <text:p>3.516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001" calcext:value-type="float">
            <text:p>2.400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1681" calcext:value-type="float">
            <text:p>1.8168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6681" calcext:value-type="float">
            <text:p>1.4668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668" calcext:value-type="float">
            <text:p>1.2668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0009" calcext:value-type="float">
            <text:p>1.1000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66791" calcext:value-type="float">
            <text:p>0.966791</text:p>
          </table:table-cell>
          <table:table-cell table:number-columns-repeated="7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office:value-type="string" calcext:value-type="string" table:number-columns-spanned="9" table:number-rows-spanned="12">
            <text:p><text:s/></text:p>
          </table:table-cell>
          <table:covered-table-cell table:number-columns-repeated="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table:number-columns-spanned="9" table:number-rows-spanned="21"/>
          <table:covered-table-cell table:number-columns-repeated="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3:31:12.042321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3:04:32.732241177</meta:creation-date>
    <dc:date>2022-04-05T14:03:23.030607578</dc:date>
    <meta:editing-duration>PT28M33S</meta:editing-duration>
    <meta:editing-cycles>8</meta:editing-cycles>
    <meta:generator>LibreOffice/6.4.7.2$Linux_X86_64 LibreOffice_project/40$Build-2</meta:generator>
    <meta:document-statistic meta:table-count="1" meta:cell-count="2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42cm" svg:y="0.316cm" chart:style-name="ch2">
          <text:p>CS 112 Lab 11: Image Inversion</text:p>
        </chart:title>
        <chart:plot-area chart:style-name="ch3" table:cell-range-address="Sheet1.A6:Sheet1.B14" chart:data-source-has-labels="column" svg:x="1.331cm" svg:y="1.275cm" svg:width="14.349cm" svg:height="6.564cm">
          <chartooo:coordinate-region svg:x="1.767cm" svg:y="1.474cm" svg:width="13.541cm" svg:height="5.718cm"/>
          <chart:axis chart:dimension="x" chart:name="primary-x" chart:style-name="ch4" chartooo:axis-type="auto">
            <chartooo:date-scale/>
            <chart:title svg:x="7.059cm" svg:y="8.019cm" chart:style-name="ch5">
              <text:p>Number of Threads</text:p>
            </chart:title>
            <chart:categories table:cell-range-address="Sheet1.A6:Sheet1.A14"/>
            <chart:grid chart:style-name="ch6" chart:class="major"/>
          </chart:axis>
          <chart:axis chart:dimension="y" chart:name="primary-y" chart:style-name="ch4">
            <chart:title svg:x="0.451cm" svg:y="5.368cm" chart:style-name="ch7">
              <text:p>Time (sec)</text:p>
            </chart:title>
            <chart:grid chart:style-name="ch6" chart:class="major"/>
          </chart:axis>
          <chart:series chart:style-name="ch8" chart:values-cell-range-address="Sheet1.B6:Sheet1.B1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6:Sheet1.A14</svg:desc>
                </draw:g>
              </table:table-cell>
              <table:table-cell office:value-type="float" office:value="13.4835">
                <text:p>13.4835</text:p>
                <draw:g>
                  <svg:desc>Sheet1.B6:Sheet1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83343">
                <text:p>6.833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168">
                <text:p>3.51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4001">
                <text:p>2.40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81681">
                <text:p>1.816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6681">
                <text:p>1.466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2668">
                <text:p>1.26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10009">
                <text:p>1.100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66791">
                <text:p>0.966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